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9cm" table:align="right"/>
    </style:style>
    <style:style style:name="Table1.A" style:family="table-column">
      <style:table-column-properties style:column-width="4.427cm"/>
    </style:style>
    <style:style style:name="Table1.B" style:family="table-column">
      <style:table-column-properties style:column-width="11.658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108cm" table:align="right"/>
    </style:style>
    <style:style style:name="Table2.A" style:family="table-column">
      <style:table-column-properties style:column-width="3.926cm"/>
    </style:style>
    <style:style style:name="Table2.B" style:family="table-column">
      <style:table-column-properties style:column-width="12.176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108cm" table:align="right"/>
    </style:style>
    <style:style style:name="Table3.A" style:family="table-column">
      <style:table-column-properties style:column-width="3.946cm"/>
    </style:style>
    <style:style style:name="Table3.B" style:family="table-column">
      <style:table-column-properties style:column-width="12.157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Heading_20_2">
      <style:text-properties style:language-asian="zh" style:country-asian="TW"/>
    </style:style>
    <style:style style:name="P17" style:family="paragraph" style:parent-style-name="Text_20_body">
      <style:text-properties style:language-asian="zh" style:country-asian="TW"/>
    </style:style>
    <style:style style:name="P18" style:family="paragraph" style:parent-style-name="Text_20_body_20_indent">
      <style:text-properties style:language-asian="zh" style:country-asian="TW"/>
    </style:style>
    <style:style style:name="P19" style:family="paragraph" style:parent-style-name="Code_20_Indent">
      <style:text-properties style:language-asian="zh" style:country-asian="TW"/>
    </style:style>
    <style:style style:name="P20" style:family="paragraph" style:parent-style-name="Text_20_body" style:master-page-name="">
      <style:paragraph-properties fo:keep-with-next="always"/>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Heading_20_3">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language-asian="zh" style:country-asian="TW"/>
    </style:style>
    <style:style style:name="P27" style:family="paragraph" style:parent-style-name="Code">
      <style:text-properties style:language-asian="zh" style:country-asian="TW"/>
    </style:style>
    <style:style style:name="P28" style:family="paragraph" style:parent-style-name="Heading_20_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Tahoma"/>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01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5.001cm" svg:height="1.72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April</text:span> 2008</text:p>
      <text:p text:style-name="P6">Potix Corporation</text:p>
      <text:p text:style-name="P7">Revision 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4</text:p>
          <text:p text:style-name="P13"><text:a xlink:type="simple" xlink:href="#1.1.Two Sides of a Component|outline">Two Sides of a Component<text:tab/>4</text:a></text:p>
          <text:p text:style-name="P14"><text:a xlink:type="simple" xlink:href="#1.1.1.View|outline">View<text:tab/>4</text:a></text:p>
          <text:p text:style-name="P14"><text:a xlink:type="simple" xlink:href="#1.1.2.Handle|outline">Handle<text:tab/>4</text:a></text:p>
          <text:p text:style-name="P13"><text:a xlink:type="simple" xlink:href="#1.2.Page and Rendering|outline">Page and Rendering<text:tab/>5</text:a></text:p>
          <text:p text:style-name="P14"><text:a xlink:type="simple" xlink:href="#1.2.1.The Non-Rendering Phases|outline">The Non-Rendering Phases<text:tab/>5</text:a></text:p>
          <text:p text:style-name="P14"><text:a xlink:type="simple" xlink:href="#1.2.2.The Rendering Phase|outline">The Rendering Phase<text:tab/>6</text:a></text:p>
          <text:p text:style-name="P15"><text:a xlink:type="simple" xlink:href="#1.2.2.1.Molds|outline">Molds<text:tab/>6</text:a></text:p>
          <text:p text:style-name="P13"><text:a xlink:type="simple" xlink:href="#1.3.Trilogy of Component Development|outline">Trilogy of Component Development<text:tab/>7</text:a></text:p>
          <text:p text:style-name="P14"><text:a xlink:type="simple" xlink:href="#1.3.1.Development of View|outline">Development of View<text:tab/>7</text:a></text:p>
          <text:p text:style-name="P15"><text:a xlink:type="simple" xlink:href="#1.3.1.1.HTML Tags|outline">HTML Tags<text:tab/>7</text:a></text:p>
          <text:p text:style-name="P15"><text:a xlink:type="simple" xlink:href="#1.3.1.2.JavaScript Methods|outline">JavaScript Methods<text:tab/>8</text:a></text:p>
          <text:p text:style-name="P14"><text:a xlink:type="simple" xlink:href="#1.3.2.Development of Handle|outline">Development of Handle<text:tab/>8</text:a></text:p>
          <text:p text:style-name="P14"><text:a xlink:type="simple" xlink:href="#1.3.3.Configuration|outline">Configuration<text:tab/>9</text:a></text:p>
          <text:p text:style-name="P12">2. Handle<text:tab/>10</text:p>
          <text:p text:style-name="P13"><text:a xlink:type="simple" xlink:href="#2.1.Skeletal Implementations|outline">Skeletal Implementations<text:tab/>10</text:a></text:p>
          <text:p text:style-name="P14"><text:a xlink:type="simple" xlink:href="#2.1.1.The org.zkoss.zk.ui.AbstractComponent Class|outline">The org.zkoss.zk.ui.AbstractComponent Class<text:tab/>10</text:a></text:p>
          <text:p text:style-name="P15"><text:a xlink:type="simple" xlink:href="#2.1.1.1.Utilities to Communicate with the Client|outline">Utilities to Communicate with the Client<text:tab/>11</text:a></text:p>
          <text:p text:style-name="P15"><text:a xlink:type="simple" xlink:href="#2.1.1.2.Utilities to Generate the View|outline">Utilities to Generate the View<text:tab/>11</text:a></text:p>
          <text:p text:style-name="P15"><text:a xlink:type="simple" xlink:href="#2.1.1.3.Extra Controls|outline">Extra Controls<text:tab/>11</text:a></text:p>
          <text:p text:style-name="P14"><text:a xlink:type="simple" xlink:href="#2.1.2.The org.zkoss.zk.ui.HTMLBasedComponent Class|outline">The org.zkoss.zk.ui.HTMLBasedComponent Class<text:tab/>12</text:a></text:p>
          <text:p text:style-name="P15"><text:a xlink:type="simple" xlink:href="#2.1.2.1.Utilities to Generate the View|outline">Utilities to Generate the View<text:tab/>12</text:a></text:p>
          <text:p text:style-name="P14"><text:a xlink:type="simple" xlink:href="#2.1.3.The org.zkoss.zul.impl.XulElement Class|outline">The org.zkoss.zul.impl.XulElement Class<text:tab/>13</text:a></text:p>
          <text:p text:style-name="P15"><text:a xlink:type="simple" xlink:href="#2.1.3.1.Utilities to Generate the View|outline">Utilities to Generate the View<text:tab/>13</text:a></text:p>
          <text:p text:style-name="P13"><text:a xlink:type="simple" xlink:href="#2.2.Communication with the Client|outline">Communication with the Client<text:tab/>13</text:a></text:p>
          <text:p text:style-name="P14"><text:a xlink:type="simple" xlink:href="#2.2.1.Response to the Client|outline">Response to the Client<text:tab/>13</text:a></text:p>
          <text:p text:style-name="P15"><text:a xlink:type="simple" xlink:href="#2.2.1.1.Invalidates|outline">Invalidates<text:tab/>13</text:a></text:p>
          <text:p text:style-name="P15"><text:a xlink:type="simple" xlink:href="#2.2.1.2.Smart Updates|outline">Smart Updates<text:tab/>13</text:a></text:p>
          <text:p text:style-name="P15"><text:a xlink:type="simple" xlink:href="#2.2.1.3.Responses|outline">Responses<text:tab/>13</text:a></text:p>
          <text:p text:style-name="P14"><text:a xlink:type="simple" xlink:href="#2.2.2.Request to the Server|outline">Request to the Server<text:tab/>13</text:a></text:p>
          <text:p text:style-name="P15"><text:a xlink:type="simple" xlink:href="#2.2.2.1.Command|outline">Command<text:tab/>13</text:a></text:p>
          <text:p text:style-name="P15"><text:a xlink:type="simple" xlink:href="#2.2.2.2.Event|outline">Event<text:tab/>14</text:a></text:p>
          <text:p text:style-name="P12">3. View<text:tab/>15</text:p>
          <text:p text:style-name="P12">4. Configuration<text:tab/>16</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P16" text:outline-level="2">Two Sides of a Component</text:h>
      <text:p text:style-name="P17">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h text:style-name="Heading_20_3" text:outline-level="3"><draw:frame draw:style-name="fr2" draw:name="graphics2" text:anchor-type="paragraph" svg:width="15cm" svg:height="3.6cm" draw:z-index="2"><draw:image xlink:href="../images/ComponentTwoSides.gif" xlink:type="simple" xlink:show="embed" xlink:actuate="onLoad"/></draw:frame>View</text:h>
      <text:p text:style-name="Text_20_body_20_indent">The view is the visual part <text:span text:style-name="T2">of a component. It is the appearance that the user sees and interacts with. When a component is created, its view is created at the client to provide the visual appearance.</text:span></text:p>
      <text:p text:style-name="P18">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part, it is component's job to update the Java object and notify the application (with events).</text:span></text:p>
      <text:p text:style-name="P18">The application don't need to know anything about Ajax, Java Mobile, Google Android or 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16" text:outline-level="2">Page and Rendering</text:h>
      <text:p text:style-name="P17">When a component is created (e.g., <text:span text:style-name="T6">new Button()</text:span>), it doesn't belong to any page. Furthermore, there is no view at the client if it doesn't belong to a page. It also means any update to it won't have any effect at the client.</text:p>
      <text:p text:style-name="P17">On the other hand, once a component is attached to a page<text:note text:id="ftn2" text:note-class="footnote"><text:note-citation>2</text:note-citation><text:note-body><text:p text:style-name="Footnote">To att<text:span text:style-name="T2">ach a component to a page, the application can call either </text:span><text:span text:style-name="T7">setPage()</text:span><text:span text:style-name="T2"> with a page, or </text:span><text:span text:style-name="T7">setParent()</text:span><text:span text:style-name="T2"> with a component belonging to a page.</text:span></text:p></text:note-body></text:note> (i.e., belongs to a page), any update to it will cause the view to change accordingly<text:note text:id="ftn3"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7">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7">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8">In the phases other than Rendering, the application and ZK are allowed to access any methods of the component except the <text:span text:style-name="T6">redraw</text:span> method. It is the component's job to notify ZK if a component needs to be redrawn, or some states of the view have to change.</text:p>
      <text:p text:style-name="P18">For example, you have a method that will cause the client to redraw the view, then you can call back the <text:span text:style-name="T6">invalidate</text:span> method.</text:p>
      <text:p text:style-name="Code_20_Indent">public MyComp ext<text:span text:style-name="T2">ends org.zkoss.zk.ui.AbstractComponent {</text:span></text:p>
      <text:p text:style-name="P19"><text:tab/>public void setValue(String value) {</text:p>
      <text:p text:style-name="P19"><text:tab/><text:tab/>_value = value;</text:p>
      <text:p text:style-name="P19"><text:tab/><text:tab/><text:span text:style-name="T8">invalidate();</text:span></text:p>
      <text:p text:style-name="P19"><text:tab/>}</text:p>
      <text:p text:style-name="P19">}</text:p>
      <text:p text:style-name="Text_20_body_20_indent"><text:span text:style-name="T2">The inv</text:span><text:span text:style-name="T2">ocation of</text:span><text:span text:style-name="T2"> </text:span><text:span text:style-name="T7">invalidate</text:span><text:span text:style-name="T2"> notifies that a component has to be redrawn in the Rendering phase. It doesn't redraw it immediately. Rather, ZK accumulates all these updates and processes them later in the Rendering phase.</text:span></text:p>
      <text:h text:style-name="Heading_20_3" text:outline-level="3">The Rendering Phase</text:h>
      <text:p text:style-name="P18">After all events are processed, ZK starts the rendering phase to redraw components that are invalidated in other phases. In other words, if a component's <text:span text:style-name="T6">invalidate</text:span> method was ever called, ZK will invoke the <text:span text:style-name="T6">redraw</text:span> method in the Rendering phase.</text:p>
      <text:p text:style-name="P18">In the Rendering phase, only the <text:span text:style-name="T6">redraw</text:span> method is invoked and the <text:span text:style-name="T6">invalidate</text:span> method cannot be called – it also implies almost all methods other than <text:span text:style-name="T6">redraw</text:span> shall not be called.</text:p>
      <text:h text:style-name="Heading_20_4" text:outline-level="4">Molds</text:h>
      <text:p text:style-name="Text_20_body_20_indent_20_2">The skeletal implementation of <text:span text:style-name="T6">AbstractComponent</text:span> introduces the concept of molds. A mold is a view of a component. For example, <text:span text:style-name="T6">tabbox</text:span> supports the <text:span text:style-name="T6">default</text:span> and <text:span text:style-name="T6">acc</text:span><text:span text:style-name="T7">ordion</text:span><text:span text:style-name="T2"> molds to provide different views for the same component.</text:span></text:p>
      <text:p text:style-name="Code_20_Indent_20_2">&lt;tabbox mold="<text:span text:style-name="T8">default</text:span>"&gt;</text:p>
      <text:p text:style-name="Code_20_Indent_20_2">&lt;/tabbox&gt;</text:p>
      <text:p text:style-name="Code_20_Indent_20_2">&lt;tabbox mold="<text:span text:style-name="T8">accordion</text:span>"&gt;</text:p>
      <text:p text:style-name="Code_20_Indent_20_2">&lt;/tabbox&gt;</text:p>
      <text:p text:style-name="Text_20_body_20_indent_20_2">To minimize the development effect, it is recommended to extend from <text:span text:style-name="T6">AbstractComponent</text:span> or one of its deriving classes. With <text:span text:style-name="T6">AbstractComponent</text:span>, you don't implement the <text:span text:style-name="T6">redraw</text:span> method directly. Rather, you can use your favorite Servlet technologies to generate the view, such as DSP<text:note text:id="ftn5"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and JSP.</text:p>
      <text:h text:style-name="P16" text:outline-level="2">Trilogy of Component Development</text:h>
      <text:p text:style-name="P20">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P20">How to implement the view depends on the client technology. For example, HTML tags and Java codes are required for the Ajax browsers, while Java MIDlet is required for Java Mobile clients. For the convenience of description, we focus on the Ajax browsers in this guide. The following illustrates the relationship among them.</text:p>
      <text:h text:style-name="Heading_20_3" text:outline-level="3"><draw:frame draw:style-name="fr3" draw:name="graphics1" text:anchor-type="paragraph" svg:x="0.713cm" svg:y="0.245cm" svg:width="16.3cm" svg:height="7.609cm" draw:z-index="1"><draw:image xlink:href="../images/ComponentTrilogy.gif" xlink:type="simple" xlink:show="embed" xlink:actuate="onLoad"/></draw:frame>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when the <text:span text:style-name="T6">redraw</text:span> method is called. Eve<text:span text:style-name="T2">rything written to the writer argument passed to the </text:span><text:span text:style-name="T7">redraw</text:span><text:span text:style-name="T2"> method will be sent to the client.</text:span></text:p>
      <text:p text:style-name="Text_20_body_20_indent_20_2">Instead of implementing redraw, you can extend from <text:span text:style-name="T6">AbstractComponent</text:span> and provide a or its deriving classes), and not to implement <text:span text:style-name="T6">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21" text:outline-level="3">Development of Handle</text:h>
      <text:p text:style-name="P18">The handle is the states and API of the component that Web applications access. More precisely, it is a Java class that implements the <text:span text:style-name="T6">org.zkoss.zk.ui.Component</text:span> interface.</text:p>
      <text:p text:style-name="P18">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text:p>
      <text:p text:style-name="P18">For example, assume we want to extend the most skeletal implementation <text:span text:style-name="T6">AbstractComponent</text:span>, and then the Java class might look as follows.</text:p>
      <text:p text:style-name="Code_20_Indent">public MyButton ext<text:span text:style-name="T2">ends AbstractComponent {</text:span></text:p>
      <text:p text:style-name="P19">}</text:p>
      <text:p text:style-name="Text_20_body_20_indent">If you are ext<text:span text:style-name="T2">ending from one of the skeletal implementations, there is basically no abstract method you have to implement other than component-specific methods.</text:span></text:p>
      <text:h text:style-name="P21" text:outline-level="3">Configuration</text:h>
      <text:p text:style-name="P18">Once you implement the view and handle, you can specify the component in a XML file such that ZK will load it and the application can use it. The configuration file is called <text:span text:style-name="T6">lang-addon.xml</text:span><text:note text:id="ftn0" text:note-class="footnote"><text:note-citation>6</text:note-citation><text:note-body><text:p text:style-name="Footnote">If you want to define a brand new language rather than adding com<text:span text:style-name="T2">ponents to an existent one, you shall use </text:span><text:span text:style-name="T7">lang.xml</text:span><text:span text:style-name="T2"> instead.</text:span></text:p></text:note-body></text:note>. There are two locations you can place this file. One is under the <text:span text:style-name="T6">/metainfo/zk</text:span> directory that is locatable by classpath (usually part of a JAR file). The other is inside a Web application (part of a WAR file) by specifying the correct path in <text:span text:style-name="T6">/WEB-INF/zk.xml</text:span><text:note text:id="ftn6" text:note-class="footnote"><text:note-citation>7</text:note-citation><text:note-body><text:p text:style-name="Footnote">Refer to the <text:span text:style-name="T3">Dev</text:span><text:span text:style-name="T4">eloper's Reference</text:span><text:span text:style-name="T2"> for details.</text:span></text:p></text:note-body></text:note>.</text:p>
      <text:p text:style-name="P18">Let us assume the view is <text:span text:style-name="T6">/web/myaddon/button.dsp</text:span> and the handle is the <text:span text:style-name="T6">com.myaddon.MyButton</text:span> class. Then, the configuration will look like as follows.</text:p>
      <text:p text:style-name="Code_20_Indent">&lt;language-addon&gt;</text:p>
      <text:p text:style-name="Code_20_Indent"><text:tab/>&lt;addon-name&gt;myAddon&lt;/addon-name&gt;<text:line-break/><text:tab/>&lt;language-name&gt;xul/html&lt;/language-name&gt;</text:p>
      <text:p text:style-name="Code_20_Indent"><text:tab/>&lt;component&gt;</text:p>
      <text:p text:style-name="Code_20_Indent"><text:tab/><text:tab/>&lt;component-name&gt;mybutton&lt;/component-name&gt;</text:p>
      <text:p text:style-name="Code_20_Indent"><text:tab/><text:tab/>&lt;component-class&gt;<text:span text:style-name="T2">com.myaddon.MyButton</text:span>&lt;/component-class&gt;</text:p>
      <text:p text:style-name="Code_20_Indent"><text:tab/><text:tab/>&lt;mold&gt;</text:p>
      <text:p text:style-name="Code_20_Indent"><text:tab/><text:tab/><text:tab/>&lt;mold-name&gt;default&lt;/mold-name&gt;</text:p>
      <text:p text:style-name="Code_20_Indent"><text:tab/><text:tab/><text:tab/>&lt;mold-uri&gt;~.<text:span text:style-name="T2">/web/myaddon/button.dsp</text:span>&lt;/mold-uri&gt;</text:p>
      <text:p text:style-name="Code_20_Indent"><text:tab/><text:tab/>&lt;/mold&gt;</text:p>
      <text:p text:style-name="Code_20_Indent"><text:tab/>&lt;/component&gt;</text:p>
      <text:p text:style-name="Code_20_Indent">&lt;/language-addon&gt;</text:p>
      <text:p text:style-name="Text_20_body_20_indent">As shown, each <text:span text:style-name="T6">lang-addon.xml</text:span> must spe<text:span text:style-name="T2">cify an unique name (</text:span><text:span text:style-name="T7">addon-name</text:span><text:span text:style-name="T2">) and the language it belongs to (</text:span><text:span text:style-name="T7">language-name</text:span><text:span text:style-name="T2">). Each component definition must specify the component name (</text:span><text:span text:style-name="T7">component-name</text:span><text:span text:style-name="T2">), the handle (</text:span><text:span text:style-name="T7">component-class</text:span><text:span text:style-name="T2">) and the view (</text:span><text:span text:style-name="T7">mold</text:span><text:span text:style-name="T2">). Each component can have multiple views and each view has a name (</text:span><text:span text:style-name="T7">mold-name</text:span><text:span text:style-name="T2">). The default mold name is </text:span><text:span text:style-name="T7">default</text:span><text:span text:style-name="T2">., which the mold you must have (unless you want to implement the </text:span><text:span text:style-name="T7">redraw</text:span><text:span text:style-name="T2"> method directly).</text:span></text:p>
      <text:h text:style-name="Heading_20_1" text:outline-level="1">2. Handle</text:h>
      <text:p text:style-name="Text_20_body">The handle is a Jav<text:span text:style-name="T2">a object running at the server, with which the application access. From application's viewpoint, it is everything about a component, so, in the context of application development, we usually just call it a component rather than separating the concept of view and handle.</text:span></text:p>
      <text:p text:style-name="P17">The handle must implement two interfaces: <text:span text:style-name="T6">org.zkoss.zk.ui.Component</text:span> and <text:span text:style-name="T6">org.zkoss.zk.ui.sys.ComonentCtrl</text:span>. <text:span text:style-name="T6">Component</text:span> is a collection of APIs that applications could access, while <text:span text:style-name="T6">ComponentCtrl</text:span> is a collection of APIs that are accessible only by ZK and component development.</text:p>
      <text:p text:style-name="P17">However, you generally don't implement them from scratch. Rather, you pick up one of skeletal implementations or an existent component that fulfill your requirement, and then extend from them. The following section describes each of these skeletal implementations.</text:p>
      <text:h text:style-name="Heading_20_2" text:outline-level="2">Skeletal Imp<text:span text:style-name="T2">lementations</text:span></text:h>
      <text:p text:style-name="P17">ZK provides several skeletal implementations to minimize the effort required to implement a component. </text:p>
      <text:h text:style-name="P22" text:outline-level="3"><text:span text:style-name="T9">The </text:span>org.zkoss.zk.ui.AbstractComponent<text:span text:style-name="T9"> Class</text:span></text:h>
      <text:p text:style-name="Text_20_body_20_indent"><text:span text:style-name="T6">AbstractComponent</text:span> is the most base skeletal implementation<text:span text:style-name="T2">. Use it only if the component you implement is for non-HTML clients (such as mobile devices).</text:span></text:p>
      <text:p text:style-name="P18"><text:span text:style-name="T6">AbstractComponent</text:span> implements the <text:span text:style-name="T6">redraw</text:span> method to support molds, annotations, ID space, page association, parent-children relationship, event listener registration, serialization, clone, and all component APIs.</text:p>
      <text:p text:style-name="P18">The use of <text:span text:style-name="T6">AbstractComponent</text:span> is straightforward: just implement your own methods – no abstract method to implement at all. For example,</text:p>
      <text:p text:style-name="Code_20_Indent">public class MyComp extends org.zkoss.zk.ui.AbstractComponent {</text:p>
      <text:p text:style-name="Code_20_Indent"><text:tab/>private Object _value;</text:p>
      <text:p text:style-name="Code_20_Indent"><text:tab/>public Object getValue() {</text:p>
      <text:p text:style-name="Code_20_Indent"><text:tab/><text:tab/>return _value;</text:p>
      <text:p text:style-name="Code_20_Indent"><text:tab/>}</text:p>
      <text:p text:style-name="Code_20_Indent"><text:tab/>public void setValue(Object value) {</text:p>
      <text:p text:style-name="Code_20_Indent"><text:tab/><text:tab/>_value = value;</text:p>
      <text:p text:style-name="Code_20_Indent"><text:tab/>}</text:p>
      <text:p text:style-name="Code_20_Indent">}</text:p>
      <text:p text:style-name="Text_20_body_20_indent">In addition to <text:span text:style-name="T6">Component</text:span> and <text:span text:style-name="T6">ComponentCtrl</text:span>, <text:span text:style-name="T6">AbstractComponent</text:span> also pro<text:span text:style-name="T2">vides a col</text:span><text:span text:style-name="T2">lection</text:span><text:span text:style-name="T2"> of utilities to minimize the effort of the implementation.</text:span></text:p>
      <text:h text:style-name="Heading_20_4" text:outline-level="4">Utilities to Com<text:span text:style-name="T2">municate with the Client</text:span></text:h>
      <text:p text:style-name="P23"><text:span text:style-name="T6">AbstractComponent</text:span> provides three kinds of methods to communicate with the client: invalidates, smart updates and responses. Invalidates notify ZK that a component needs to be redrawn completely. Smart updates notify ZK that a property of a component has been changed. Responses allows a handle to ask the view to do anything it wants, such as change focus, start a timer, execute a piece of JavaScript codes and so on.</text:p>
      <text:p text:style-name="Code_20_Indent_20_2">public class MyComp extends org.zkoss.zk.ui.AbstractComponent {</text:p>
      <text:p text:style-name="Code_20_Indent_20_2"><text:tab/>private <text:span text:style-name="T2">String</text:span> _label = "";</text:p>
      <text:p text:style-name="Code_20_Indent_20_2"><text:tab/>public Str<text:span text:style-name="T2">ing</text:span> getLabel() {</text:p>
      <text:p text:style-name="Code_20_Indent_20_2"><text:tab/><text:tab/>return _label;</text:p>
      <text:p text:style-name="Code_20_Indent_20_2"><text:tab/>}</text:p>
      <text:p text:style-name="Code_20_Indent_20_2"><text:tab/>public void setLabel(String label) {</text:p>
      <text:p text:style-name="Code_20_Indent_20_2"><text:tab/><text:tab/>if (!label.equals(_label)) {</text:p>
      <text:p text:style-name="Code_20_Indent_20_2"><text:tab/><text:tab/><text:tab/>_label = label;</text:p>
      <text:p text:style-name="Code_20_Indent_20_2"><text:tab/><text:tab/><text:tab/>smartUpdate("label", _label);</text:p>
      <text:p text:style-name="Code_20_Indent_20_2"><text:tab/><text:tab/>}</text:p>
      <text:p text:style-name="Code_20_Indent_20_2"><text:tab/>}</text:p>
      <text:p text:style-name="Code_20_Indent_20_2"><text:tab/>public void updateContent(Object value) {</text:p>
      <text:p text:style-name="Code_20_Indent_20_2"><text:tab/><text:tab/>//whatever...</text:p>
      <text:p text:style-name="Code_20_Indent_20_2"><text:tab/><text:tab/>inv<text:span text:style-name="T2">alidate();</text:span></text:p>
      <text:p text:style-name="P24"><text:tab/>}</text:p>
      <text:p text:style-name="Code_20_Indent_20_2">}</text:p>
      <text:p text:style-name="Text_20_body_20_indent_20_2">The com<text:span text:style-name="T2">munication between the view and the handle is one of the most important topic. We will discuss it later more detailedly.</text:span></text:p>
      <text:h text:style-name="Heading_20_4" text:outline-level="4">Utilities to Generate the View</text:h>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5">isAsapRequired</text:p>
          </table:table-cell>
          <table:table-cell table:style-name="Table1.B2" office:value-type="string">
            <text:p text:style-name="Table_20_Contents">Returns if any non-deferrable eve<text:span text:style-name="T2">nt listener is registered for the specified event.</text:span></text:p>
          </table:table-cell>
        </table:table-row>
        <table:table-row>
          <table:table-cell table:style-name="Table1.A2" office:value-type="string">
            <text:p text:style-name="P25">app<text:span text:style-name="T2">endAsapAttribute</text:span></text:p>
          </table:table-cell>
          <table:table-cell table:style-name="Table1.B2" office:value-type="string">
            <text:p text:style-name="Table_20_Contents"><text:span text:style-name="T2">Detects if a non-deferrable event is registered, and appends a special attribute to denote it if true.</text:span></text:p>
          </table:table-cell>
        </table:table-row>
      </table:table>
      <text:h text:style-name="Heading_20_4" text:outline-level="4">Extra <text:span text:style-name="T2">Controls</text:span></text:h>
      <text:p text:style-name="P23">To encapsulate API that are used only for component development, we introduce a concept called <text:span text:style-name="T5">extra controls</text:span> (aka., extra interfaces). If a component needs to provide some extra interfaces that will be used only for component development, it can override the <text:span text:style-name="T6">newExtraCtrl</text:span> method to instantiate an instance carrying the extra interfaces. For example, <text:span text:style-name="T6">Slider</text:span> allows the client to change the position of the slider, and then it has to implements the <text:span text:style-name="T6">org.zkoss.zk.ui.ext.client.Scrollable</text:span> interface. As depicted below,<text:span text:style-name="T6"> Slider</text:span> first implements the <text:span text:style-name="T6">ExtraCtrl</text:span> class to implement the <text:span text:style-name="T6">Scrollable</text:span> interface. Then, <text:span text:style-name="T6">Slider</text:span> overrides <text:span text:style-name="T6">newExtraCtrl</text:span> to instantiate an <text:span text:style-name="T6">ExtraCtrl</text:span> instance.</text:p>
      <text:p text:style-name="Code_20_Indent_20_2">public class Slider extends org.zkoss.zk.ui.HTMLBasedComponent {</text:p>
      <text:p text:style-name="Code_20_Indent_20_2"><text:tab/>private int<text:span text:style-name="T2"> _curpos;</text:span></text:p>
      <text:p text:style-name="Code_20_Indent_20_2"><text:tab/><text:span text:style-name="T2">protected Object newExtraCtrl() {<text:line-break/><text:tab/><text:tab/>return new ExtraCtrl();<text:line-break/><text:tab/>}<text:line-break/><text:tab/>protected class ExtraCtrl extends HTMLBasedComponent.ExtraCtrl</text:span></text:p>
      <text:p text:style-name="P24"><text:tab/>implements Scrollable {<text:line-break/><text:tab/><text:tab/>public final void setCurposByClient(int curpos) {<text:line-break/><text:tab/><text:tab/><text:tab/>_curpos = curpos;<text:line-break/><text:tab/><text:tab/>}<text:line-break/><text:tab/>}<text:line-break/>}</text:p>
      <text:p text:style-name="Text_20_body_20_indent_20_2">Not<text:span text:style-name="T2">ice that you generally have to extend from base class's extra controls, such that it inherits all extra controls. In the above case, it extends from the </text:span><text:span text:style-name="T7">HTMLBasedComponent.ExtraCtrl</text:span><text:span text:style-name="T2"> class.</text:span></text:p>
      <text:h text:style-name="P22" text:outline-level="3"><text:span text:style-name="T9">The </text:span>org.zkoss.zk.ui.HTMLBasedComponent<text:span text:style-name="T9"> Class</text:span></text:h>
      <text:p text:style-name="Text_20_body_20_indent">If you are imp<text:span text:style-name="T2">lementing a component for HTML-based browser, you might consider to extend from </text:span><text:span text:style-name="T7">HTMLBasedComponent</text:span><text:span text:style-name="T2">. It extends from </text:span><text:span text:style-name="T7">AbstractComponent</text:span><text:span text:style-name="T2"> to provide more HTML features, such as CSS style, CSS class, width, height, drag-and-drop, tooltip text, and so on. By extending from </text:span><text:span text:style-name="T7">HTMLBasedComponent</text:span><text:span text:style-name="T2">, your component inherits the HTML features for free – no special initialization, imp</text:span><text:span text:style-name="T2">lementation,</text:span><text:span text:style-name="T2"> or invocation is required.</text:span></text:p>
      <text:p text:style-name="P18">In additions, it provides </text:p>
      <text:h text:style-name="Heading_20_4" text:outline-level="4">Utilities to Generate the View</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text:span text:style-name="T2">cription</text:span></text:p>
            </table:table-cell>
          </table:table-row>
        </table:table-header-rows>
        <table:table-row>
          <table:table-cell table:style-name="Table2.A2" office:value-type="string">
            <text:p text:style-name="Table_20_Contents"><text:span text:style-name="T6">getInnerAttrs</text:span><text:line-break/><text:span text:style-name="T6">getOuterAttrs</text:span></text:p>
          </table:table-cell>
          <table:table-cell table:style-name="Table2.B2" office:value-type="string">
            <text:p text:style-name="Table_20_Contents"><text:span text:style-name="T6">HTMLBasedComponent</text:span> ass<text:span text:style-name="T2">umes the view might have nested tags – the outer and inner tags. Then, </text:span><text:span text:style-name="T7">getInnerAttrs</text:span><text:span text:style-name="T2"> and </text:span><text:span text:style-name="T7">getOuterAttrs</text:span><text:span text:style-name="T2"> are used to generate the attributes for the inner and outer tags correspondingly. If a component isn't implemented with the nested tags, it just concatenates the return of both methods as shown below. Refer to the next chapter for more detailed about the view.</text:span></text:p>
            <text:p text:style-name="Code">&lt;span id="${self.uuid}"${self.outAttrs}${self.innerAttrs}&gt;</text:p>
            <text:p text:style-name="Code">&lt;/span&gt;</text:p>
          </table:table-cell>
        </table:table-row>
        <table:table-row>
          <table:table-cell table:style-name="Table2.A2" office:value-type="string">
            <text:p text:style-name="P25">getRealSclass<text:line-break/>getRealStyle</text:p>
          </table:table-cell>
          <table:table-cell table:style-name="Table2.B2" office:value-type="string">
            <text:p text:style-name="P26">When <text:span text:style-name="T6">getOuterAttrs</text:span> is called, it invokes these two methods to generate the class and style attributes. By default, they delegate the invocation to <text:span text:style-name="T6">getSclass</text:span> and <text:span text:style-name="T6">getStyle</text:span>, respectively.</text:p>
            <text:p text:style-name="P26">If you need to add a CSS style (in addition to that an user specifies by calling <text:span text:style-name="T6">setStyle</text:span>), you can override <text:span text:style-name="T6">getRealStyle</text:span>. For exmple,</text:p>
            <text:p text:style-name="Code"><text:span text:style-name="T2">protected String getRealStyle() {<text:line-break/><text:tab/>return super.getRealStyle() + "padding:5px;";</text:span></text:p>
            <text:p text:style-name="P27">}</text:p>
          </table:table-cell>
        </table:table-row>
      </table:table>
      <text:h text:style-name="Heading_20_3" text:outline-level="3">The <text:span text:style-name="T6">org.zkoss.zul.impl.XulElement</text:span> Class</text:h>
      <text:p text:style-name="Text_20_body_20_indent"><text:span text:style-name="T6">XulElement</text:span> is the skeletal imp<text:span text:style-name="T2">lementation for XUL components. If you want to implement a component that will be added to the </text:span><text:span text:style-name="T7">xul/html</text:span><text:span text:style-name="T2"> language, this class is a good starting point.</text:span></text:p>
      <text:p text:style-name="P18"><text:span text:style-name="T6">XulElement</text:span> extends from <text:span text:style-name="T6">HTMLBasedComonent</text:span>. It provides the XUL features, such as popup, context menu, tooltip and client-side-action.</text:p>
      <text:h text:style-name="P28" text:outline-level="4">Utilities to Generate the View</text:h>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Table_20_Contents"/>
          </table:table-cell>
          <table:table-cell table:style-name="Table3.B2" office:value-type="string">
            <text:p text:style-name="Table_20_Contents"/>
          </table:table-cell>
        </table:table-row>
      </table:table>
      <text:h text:style-name="Heading_20_2" text:outline-level="2">Com<text:span text:style-name="T2">munication with the Client</text:span></text:h>
      <text:p text:style-name="P17"/>
      <text:h text:style-name="Heading_20_3" text:outline-level="3">Response to the Client</text:h>
      <text:p text:style-name="Text_20_body_20_indent"/>
      <text:h text:style-name="Heading_20_4" text:outline-level="4">Inv<text:span text:style-name="T2">alidates</text:span></text:h>
      <text:p text:style-name="P23"/>
      <text:h text:style-name="Heading_20_4" text:outline-level="4">Smart Updates</text:h>
      <text:p text:style-name="Text_20_body_20_indent_20_2"/>
      <text:h text:style-name="Heading_20_4" text:outline-level="4">Responses</text:h>
      <text:p text:style-name="Text_20_body_20_indent_20_2"/>
      <text:h text:style-name="Heading_20_3" text:outline-level="3">Req<text:span text:style-name="T2">uest to the Server</text:span></text:h>
      <text:h text:style-name="Heading_20_4" text:outline-level="4">Com<text:span text:style-name="T2">mand</text:span></text:h>
      <text:p text:style-name="P23"/>
      <text:h text:style-name="Heading_20_4" text:outline-level="4">Event</text:h>
      <text:p text:style-name="P23"/>
      <text:h text:style-name="Heading_20_1" text:outline-level="1"><text:span text:style-name="T2">3. View</text:span></text:h>
      <text:p text:style-name="P17"/>
      <text:h text:style-name="Heading_20_1" text:outline-level="1">4. Configur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16T19:51:30</dc:date>
    <meta:printed-by>Henri Chen</meta:printed-by>
    <meta:print-date>2006-08-04T11:03:45</meta:print-date>
    <meta:keyword>ZK ZUL ZHTML</meta:keyword>
    <dc:language>en-US</dc:language>
    <meta:editing-cycles>5194</meta:editing-cycles>
    <meta:editing-duration>P21DT1H42M50S</meta:editing-duration>
    <meta:user-defined meta:name="Info 1"/>
    <meta:user-defined meta:name="Info 2"/>
    <meta:user-defined meta:name="Info 3"/>
    <meta:user-defined meta:name="Info 4"/>
    <meta:document-statistic meta:table-count="3" meta:image-count="3" meta:object-count="0" meta:page-count="16" meta:paragraph-count="218" meta:word-count="2918" meta:character-count="18882"/>
  </office:meta>
</office:document-meta>
</file>